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75a9" officeooo:paragraph-rsid="001475a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db61" officeooo:paragraph-rsid="0018db6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8007" officeooo:paragraph-rsid="0022800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a2053" officeooo:paragraph-rsid="002ad65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5e8e0" officeooo:paragraph-rsid="0015e8e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28007" officeooo:paragraph-rsid="00228007" style:font-weight-asian="normal" style:font-weight-complex="normal"/>
    </style:style>
    <style:style style:name="P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5e8e0" officeooo:paragraph-rsid="0015e8e0" style:font-weight-asian="normal" style:font-weight-complex="normal"/>
    </style:style>
    <style:style style:name="P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28007" officeooo:paragraph-rsid="00228007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1475a9" officeooo:paragraph-rsid="001475a9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5e8e0" officeooo:paragraph-rsid="0015e8e0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155fd9" officeooo:paragraph-rsid="00155fd9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1aef31" officeooo:paragraph-rsid="001aef31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1b455d" officeooo:paragraph-rsid="001b455d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1e7b55" officeooo:paragraph-rsid="001e7b55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201bfc" officeooo:paragraph-rsid="00201bfc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214504" officeooo:paragraph-rsid="00214504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24e5e4" officeooo:paragraph-rsid="0024e5e4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24a752" officeooo:paragraph-rsid="0024a752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25af4d" officeooo:paragraph-rsid="0025af4d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274cfd" officeooo:paragraph-rsid="00274cfd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rsid="002ad65d" officeooo:paragraph-rsid="002ad65d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2ca3bf" officeooo:paragraph-rsid="002ca3bf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2e3780" officeooo:paragraph-rsid="002e3780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weight="normal" officeooo:rsid="00228007" officeooo:paragraph-rsid="00228007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weight="normal" officeooo:rsid="001ede8e" officeooo:paragraph-rsid="001ede8e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weight="normal" officeooo:rsid="001d2099" officeooo:paragraph-rsid="001d2099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weight="normal" officeooo:rsid="001d2099" officeooo:paragraph-rsid="001d2099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31f2af" officeooo:paragraph-rsid="0031f2af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normal" officeooo:rsid="0032b7c4" officeooo:paragraph-rsid="0032b7c4" style:font-weight-asian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weight="bold" officeooo:rsid="002ca3bf" officeooo:paragraph-rsid="002ca3bf" style:font-weight-asian="bold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weight="bold" officeooo:rsid="002e3780" officeooo:paragraph-rsid="002e3780" style:font-weight-asian="bold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weight="bold" officeooo:rsid="0031f2af" officeooo:paragraph-rsid="0031f2af" style:font-weight-asian="bold" style:font-weight-complex="bold"/>
    </style:style>
    <style:style style:name="P33" style:family="paragraph" style:parent-style-name="Standard" style:list-style-name="L3">
      <style:paragraph-properties fo:text-align="start" style:justify-single-word="false"/>
      <style:text-properties officeooo:paragraph-rsid="001d2099"/>
    </style:style>
    <style:style style:name="T1" style:family="text">
      <style:text-properties officeooo:rsid="001701f0"/>
    </style:style>
    <style:style style:name="T2" style:family="text">
      <style:text-properties officeooo:rsid="0019ea13"/>
    </style:style>
    <style:style style:name="T3" style:family="text">
      <style:text-properties fo:font-weight="bold" officeooo:rsid="001d2099" style:font-weight-asian="bold" style:font-weight-complex="bold"/>
    </style:style>
    <style:style style:name="T4" style:family="text">
      <style:text-properties fo:font-weight="bold" officeooo:rsid="002a2053" style:font-weight-asian="bold" style:font-weight-complex="bold"/>
    </style:style>
    <style:style style:name="T5" style:family="text">
      <style:text-properties fo:font-weight="normal" officeooo:rsid="0018db61" style:font-weight-asian="normal" style:font-weight-complex="normal"/>
    </style:style>
    <style:style style:name="T6" style:family="text">
      <style:text-properties officeooo:rsid="0029ab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ment Log</text:p>
      <text:p text:style-name="P1"/>
      <text:list xml:id="list33839248" text:style-name="L1">
        <text:list-item>
          <text:p text:style-name="P9">$rails new skygear -d postgresql</text:p>
        </text:list-item>
        <text:list-item>
          <text:p text:style-name="P9">connect database in database.yml</text:p>
        </text:list-item>
        <text:list-item>
          <text:p text:style-name="P9">$rails <text:a xlink:type="simple" xlink:href="db:create" text:style-name="Internet_20_link" text:visited-style-name="Visited_20_Internet_20_Link">db:create</text:a></text:p>
        </text:list-item>
        <text:list-item>
          <text:p text:style-name="P9">$rails s</text:p>
        </text:list-item>
        <text:list-item>
          <text:p text:style-name="P9">$rails g controller Pages about contact</text:p>
        </text:list-item>
        <text:list-item>
          <text:p text:style-name="P10">Git commit</text:p>
        </text:list-item>
        <text:list-item>
          <text:p text:style-name="P11">Edit contact page to display email and copyright</text:p>
        </text:list-item>
        <text:list-item>
          <text:p text:style-name="P11">Edit about page</text:p>
        </text:list-item>
        <text:list-item>
          <text:p text:style-name="P10">Git commit </text:p>
        </text:list-item>
        <text:list-item>
          <text:p text:style-name="P10">Add<text:span text:style-name="T1">ed</text:span> two links at the top of each page</text:p>
        </text:list-item>
        <text:list-item>
          <text:p text:style-name="P10">Clean<text:span text:style-name="T1">ed</text:span> up code by moving repetitive content <text:span text:style-name="T2">(links)</text:span> into Application Layout file</text:p>
        </text:list-item>
        <text:list-item>
          <text:p text:style-name="P12">Created git branch “listings” where I will build the listings app feature</text:p>
        </text:list-item>
        <text:list-item>
          <text:p text:style-name="P12">$git branch</text:p>
        </text:list-item>
        <text:list-item>
          <text:p text:style-name="P12">$git checkout -b listings</text:p>
        </text:list-item>
        <text:list-item>
          <text:p text:style-name="P12">$git branch (to double check branch change was succesful)</text:p>
        </text:list-item>
        <text:list-item>
          <text:p text:style-name="P13">(create home page where users can upload individual product listings)</text:p>
        </text:list-item>
        <text:list-item>
          <text:p text:style-name="P14">git checkout -b listing (create listing feature branch)</text:p>
        </text:list-item>
        <text:list-item>
          <text:p text:style-name="P14">$rails generate scaffold Listing item:string price:decimal location:string description:text</text:p>
        </text:list-item>
        <text:list-item>
          <text:p text:style-name="P14">$rails <text:a xlink:type="simple" xlink:href="db:migrate" text:style-name="Internet_20_link" text:visited-style-name="Visited_20_Internet_20_Link">db:migrate</text:a></text:p>
        </text:list-item>
        <text:list-item>
          <text:p text:style-name="P15">$rails routes</text:p>
        </text:list-item>
        <text:list-item>
          <text:p text:style-name="P15">root 'listings#index' (set listings page ass homepage/index)</text:p>
        </text:list-item>
        <text:list-item>
          <text:p text:style-name="P15">gem 'bootstrap-sass', '~&gt; 3.4.1'</text:p>
        </text:list-item>
        <text:list-item>
          <text:p text:style-name="P15">:$bundle install</text:p>
        </text:list-item>
        <text:list-item>
          <text:p text:style-name="P16">(followed rest of instructions on gem homepage – jquery gem install and rquire In js plus import in scss)</text:p>
        </text:list-item>
        <text:list-item>
          <text:p text:style-name="P17">Created header partial in layouts folder to put navbar in</text:p>
        </text:list-item>
        <text:list-item>
          <text:p text:style-name="P18">Create navbar via bootstrap sample code on official website in components sction</text:p>
        </text:list-item>
        <text:list-item>
          <text:p text:style-name="P17"><text:s/>Created footer partial in layout, removed footer from views an placed in here</text:p>
        </text:list-item>
        <text:list-item>
          <text:p text:style-name="P19">added styling to forms and links</text:p>
        </text:list-item>
        <text:list-item>
          <text:p text:style-name="P19">rails active_storage:install</text:p>
        </text:list-item>
        <text:list-item>
          <text:p text:style-name="P19">rails <text:a xlink:type="simple" xlink:href="db:migrate" text:style-name="Internet_20_link" text:visited-style-name="Visited_20_Internet_20_Link">db:migrate</text:a></text:p>
        </text:list-item>
        <text:list-item>
          <text:p text:style-name="P20">Installed and configured cloudinary via following instructional steps on canvas <text:span text:style-name="T6">+ looking at twitter authentication app we coded in class exercise</text:span><text:span text:style-name="T4"> </text:span></text:p>
        </text:list-item>
        <text:list-item>
          <text:p text:style-name="P21">added Rspec gem to dev and test group in gemfile </text:p>
        </text:list-item>
        <text:list-item>
          <text:p text:style-name="P21">rails g rspec:install</text:p>
        </text:list-item>
        <text:list-item>
          <text:p text:style-name="P21">(tested Rspec is orking) </text:p>
        </text:list-item>
        <text:list-item>
          <text:p text:style-name="P21">$rspec</text:p>
        </text:list-item>
        <text:list-item>
          <text:p text:style-name="P21">sudo bundle add devise</text:p>
        </text:list-item>
        <text:list-item>
          <text:p text:style-name="P21">$git commit -m "installed rspec and devise gems"</text:p>
        </text:list-item>
        <text:list-item>
          <text:p text:style-name="P21">$rails g devise:install</text:p>
        </text:list-item>
        <text:list-item>
          <text:p text:style-name="P22">Used bootstrap grid system to format listings page and responsiveness for mobile + desktop (single column for mobile / 3 column for medium desktop)</text:p>
        </text:list-item>
        <text:list-item>
          <text:p text:style-name="P22">Formatted listings (index.html.erb + show.html.erb + custom.css.scss) to center text within listing + styled navbar links &amp; brand logo in custom.css.scss + more..)</text:p>
        </text:list-item>
        <text:list-item>
          <text:p text:style-name="P30">CREATED USER MODEL AND USER VIEWS WITH DEVISE (see below)</text:p>
        </text:list-item>
        <text:list-item>
          <text:p text:style-name="P22">$rails g devise:views</text:p>
        </text:list-item>
        <text:list-item>
          <text:p text:style-name="P22">$rails generate devise User</text:p>
        </text:list-item>
        <text:list-item>
          <text:p text:style-name="P22">$rails <text:a xlink:type="simple" xlink:href="db:migrate" text:style-name="Internet_20_link" text:visited-style-name="Visited_20_Internet_20_Link">db:migrate</text:a></text:p>
        </text:list-item>
        <text:list-item>
          <text:p text:style-name="P31">AUTHENTICATION + USER DEVISE LINKS</text:p>
        </text:list-item>
        <text:list-item>
          <text:p text:style-name="P23">used devise provided routes to add user links to nav header</text:p>
        </text:list-item>
        <text:list-item>
          <text:p text:style-name="P23"><text:soft-page-break/>Implicated User authentication with simple if / else statement that dynamic displays user links depending If user signed in or not</text:p>
        </text:list-item>
        <text:list-item>
          <text:p text:style-name="P23">.</text:p>
        </text:list-item>
        <text:list-item>
          <text:p text:style-name="P23">.</text:p>
        </text:list-item>
        <text:list-item>
          <text:p text:style-name="P23">.</text:p>
        </text:list-item>
        <text:list-item>
          <text:p text:style-name="P23">.</text:p>
        </text:list-item>
        <text:list-item>
          <text:p text:style-name="P23">.</text:p>
        </text:list-item>
        <text:list-item>
          <text:p text:style-name="P32">ADDING NAME TO USERS</text:p>
        </text:list-item>
        <text:list-item>
          <text:p text:style-name="P28">$rails generate migration AddNameToUsers name:string</text:p>
        </text:list-item>
        <text:list-item>
          <text:p text:style-name="P29">$rails <text:a xlink:type="simple" xlink:href="db:migrate" text:style-name="Internet_20_link" text:visited-style-name="Visited_20_Internet_20_Link">db:migrate</text:a></text:p>
        </text:list-item>
        <text:list-item>
          <text:p text:style-name="P29">added name field to edit and new registration devise forms and set them to ‘current focus’</text:p>
        </text:list-item>
      </text:list>
      <text:p text:style-name="P5"/>
      <text:p text:style-name="P5"/>
      <text:p text:style-name="P5"/>
      <text:p text:style-name="P7"/>
      <text:p text:style-name="P3">Future Feature Considerations:</text:p>
      <text:p text:style-name="P3"/>
      <text:list xml:id="list1641440837" text:style-name="L2">
        <text:list-item>
          <text:p text:style-name="P24">Twitter bootstrap 3.3 has drop down and search features in its example nav. Could use this for users to search for product listings and chat channels.</text:p>
        </text:list-item>
        <text:list-item>
          <text:p text:style-name="P24"/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4">TO-DO:</text:p>
      <text:p text:style-name="P4"/>
      <text:p text:style-name="P4">- find out how to attach multiple images to the listing / cloudinary file upload</text:p>
      <text:p text:style-name="P4">- </text:p>
      <text:p text:style-name="P5"/>
      <text:p text:style-name="P5"/>
      <text:p text:style-name="P5"/>
      <text:p text:style-name="P5"/>
      <text:p text:style-name="P7"/>
      <text:p text:style-name="P5"/>
      <text:p text:style-name="P5"/>
      <text:p text:style-name="P2">Questions</text:p>
      <text:p text:style-name="P2"/>
      <text:list xml:id="list2830686843" text:style-name="L3">
        <text:list-item>
          <text:p text:style-name="P33"><text:span text:style-name="T5">I used ‘url’ for the links, but I notice ‘path’ also works. Which one is correct? </text:span><text:span text:style-name="T3">Use ‘_path’ in views and ‘_url’ in the controller</text:span></text:p>
        </text:list-item>
        <text:list-item>
          <text:p text:style-name="P25">Once I’ve finished working on a branch I created just cahnge to master branch and do ‘git merge &lt;name of branch&gt;’ <text:s/>then it will be pushed and siplayed on github repo – simple.</text:p>
        </text:list-item>
      </text:list>
      <text:list xml:id="list1017485082" text:style-name="L4">
        <text:list-header>
          <text:p text:style-name="P26"/>
        </text:list-header>
      </text:list>
      <text:list xml:id="list881045079" text:style-name="L5">
        <text:list-header>
          <text:p text:style-name="P27"><text:lin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5:21:34.682611101</meta:creation-date>
    <meta:generator>LibreOffice/6.0.7.3$Linux_X86_64 LibreOffice_project/00m0$Build-3</meta:generator>
    <dc:date>2019-11-01T20:31:07.480435957</dc:date>
    <meta:editing-duration>PT20H32M14S</meta:editing-duration>
    <meta:editing-cycles>12</meta:editing-cycles>
    <meta:document-statistic meta:table-count="0" meta:image-count="0" meta:object-count="0" meta:page-count="2" meta:paragraph-count="68" meta:word-count="544" meta:character-count="3193" meta:non-whitespace-character-count="2765"/>
  </office:meta>
</office:document-meta>
</file>